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end"/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9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2" style:parent-style-name="Policepardéfaut" style:family="text">
      <style:text-properties style:font-name="Arial" style:font-name-complex="Arial" fo:color="#FF3300" fo:font-size="8pt" style:font-size-asian="8pt" style:font-size-complex="8pt"/>
    </style:style>
    <style:style style:name="T1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FF3300" fo:font-size="8pt" style:font-size-asian="8pt" style:font-size-complex="8pt"/>
    </style:style>
    <style:style style:name="P15" style:parent-style-name="Standard" style:family="paragraph">
      <style:paragraph-properties fo:text-align="center"/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9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0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2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2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4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6" style:parent-style-name="Policepardéfaut" style:family="text">
      <style:text-properties style:font-name="Arial" style:font-name-complex="Arial" fo:color="#FF0000" fo:font-size="8pt" style:font-size-asian="8pt" style:font-size-complex="8pt"/>
    </style:style>
    <style:style style:name="T27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9" style:parent-style-name="Policepardéfaut" style:family="text">
      <style:text-properties style:font-name="Arial" style:font-name-complex="Arial" fo:color="#FF0000" fo:font-size="8pt" style:font-size-asian="8pt" style:font-size-complex="8pt"/>
    </style:style>
    <style:style style:name="T3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31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3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35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7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8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font-name="Arial" style:font-name-complex="Arial" fo:font-size="8pt" style:font-size-asian="8pt" style:font-size-complex="8pt"/>
    </style:style>
    <style:style style:name="T40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Accès</text:span><text:span text:style-name="T3"><text:s/>à l’application et à la base de données GSB_AppliMVC</text:span></text:p>
      <text:p text:style-name="P4"/>
      <text:p text:style-name="P5"/>
      <text:p text:style-name="P6">Application</text:p>
      <text:p text:style-name="P7"/>
      <text:p text:style-name="Standard"><text:span text:style-name="T8">&gt;<text:s/></text:span><text:a xlink:href="http://namiktiab.com/GSB_AppliMVC/www/" office:target-frame-name="_top" xlink:show="replace"><text:span text:style-name="T9">http://namiktiab.com/GSB_AppliMVC/www/</text:span></text:a></text:p>
      <text:p text:style-name="P10">Utilisateur comptable :</text:p>
      <text:p text:style-name="Standard"><text:span text:style-name="T11">&gt; login :<text:s/></text:span><text:span text:style-name="T12">piepont</text:span></text:p>
      <text:p text:style-name="Standard"><text:span text:style-name="T13"><text:s text:c="3"/>password :<text:s/></text:span><text:span text:style-name="T14">zaza99</text:span></text:p>
      <text:p text:style-name="P15"/>
      <text:p text:style-name="P16">Base de données</text:p>
      <text:p text:style-name="P17"/>
      <text:p text:style-name="Standard"><text:span text:style-name="T18">&gt; aller<text:s/></text:span><text:span text:style-name="T19">sur <text:s/></text:span><text:a xlink:href="https://www.amen.fr/" office:target-frame-name="_top" xlink:show="replace"><text:span text:style-name="T20">https://www.amen.fr/</text:span></text:a></text:p>
      <text:p text:style-name="Standard"><text:span text:style-name="T21">&gt;<text:s/></text:span><text:span text:style-name="T22">menu du haut :<text:s/></text:span><text:span text:style-name="T23">clic sur<text:s/></text:span><text:a xlink:href="https://controlpanel.amen.fr/welcome.html" office:target-frame-name="_top" xlink:show="replace"><text:span text:style-name="T24">espace client</text:span></text:a></text:p>
      <text:p text:style-name="Standard"><text:span text:style-name="T25">&gt; login :<text:s/></text:span><text:span text:style-name="T26">grunam</text:span><text:span text:style-name="T27"><text:tab/></text:span></text:p>
      <text:p text:style-name="Standard"><text:span text:style-name="T28"><text:s text:c="3"/>password :<text:s/></text:span><text:span text:style-name="T29">neG87ycCbu!U</text:span></text:p>
      <text:p text:style-name="Standard"><text:span text:style-name="T30">&gt; menu de droite : clic sur<text:s/></text:span><text:a xlink:href="https://controlpanel.amen.fr/cpanel/redirect.html" office:target-frame-name="_top" xlink:show="replace"><text:span text:style-name="T31">Hebergement Linux Smart</text:span></text:a></text:p>
      <text:p text:style-name="Standard"><text:span text:style-name="T32">&gt; dans la page<text:s/></text:span><text:a xlink:href="https://cpanel.webapps.net/cpanel" office:target-frame-name="_top" xlink:show="replace"><text:span text:style-name="T33">https://cpanel.webapps.net/cpanel</text:span></text:a><text:span text:style-name="T34"><text:s/>cliquer sur<text:s/></text:span><text:span text:style-name="T35">administrer</text:span></text:p>
      <text:p text:style-name="Standard"><text:span text:style-name="T36">&gt; dans la rubrique base de données : clic</text:span><text:span text:style-name="T37"><text:s/>sur<text:s/></text:span><text:span text:style-name="T38">phpMyAdmin</text:span></text:p>
      <text:p text:style-name="Standard"><text:span text:style-name="T39">&gt; base de donnée GSB :<text:s/></text:span><text:a xlink:href="https://lhcp1011.webapps.net:2083/cpsess1857923420/3rdparty/phpMyAdmin/db_structure.php?server=1&amp;db=wh1l2sdy_gsb_frais" office:target-frame-name="_top" xlink:show="replace"><text:span text:style-name="T40">wh1l2sdy_gsb_frais</text:span></text:a></text:p>
      <text:p text:style-name="P41"/>
      <text:p text:style-name="P42">Acces au dump de la base :</text:p>
      <text:p text:style-name="P43"/>
      <text:p text:style-name="Standard"><text:a xlink:href="https://github.com/grunam/GSB_AppliMVC/blob/master/gsb_frais_bdd_dump.sql" office:target-frame-name="_top" xlink:show="replace"><text:span text:style-name="T44">https://github.com/grunam/GSB_AppliMVC/blob/master/gsb_frais_bdd_dump.sql</text:span></text:a></text:p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mik</dc:creator>
    <meta:creation-date>2018-03-08T00:17:00Z</meta:creation-date>
    <dc:date>2018-04-03T15:50:00Z</dc:date>
    <meta:template xlink:href="Normal" xlink:type="simple"/>
    <meta:editing-cycles>19</meta:editing-cycles>
    <meta:editing-duration>PT33120S</meta:editing-duration>
    <meta:document-statistic meta:page-count="1" meta:paragraph-count="2" meta:word-count="175" meta:character-count="1140" meta:row-count="8" meta:non-whitespace-character-count="967"/>
  </office:meta>
</office:document-meta>
</file>